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514in" fo:margin-left="0.0035in" table:align="left"/>
    </style:style>
    <style:style style:name="Table1.A" style:family="table-column">
      <style:table-column-properties style:column-width="1.1208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3.7507in"/>
    </style:style>
    <style:style style:name="Table1.D" style:family="table-column">
      <style:table-column-properties style:column-width="1.2049in"/>
    </style:style>
    <style:style style:name="Table1.1" style:family="table-row">
      <style:table-row-properties style:min-row-height="0.2271in" style:use-optimal-row-height="false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4639in" style:use-optimal-row-height="false"/>
    </style:style>
    <style:style style:name="Table2" style:family="table">
      <style:table-properties style:width="6.7007in" fo:margin-left="0.4035in" table:align="left"/>
    </style:style>
    <style:style style:name="Table2.A" style:family="table-column">
      <style:table-column-properties style:column-width="0.5868in"/>
    </style:style>
    <style:style style:name="Table2.B" style:family="table-column">
      <style:table-column-properties style:column-width="3.8799in"/>
    </style:style>
    <style:style style:name="Table2.C" style:family="table-column">
      <style:table-column-properties style:column-width="2.234in"/>
    </style:style>
    <style:style style:name="Table2.1" style:family="table-row">
      <style:table-row-properties style:min-row-height="0.3021in" style:use-optimal-row-height="false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291in" style:use-optimal-row-height="false"/>
    </style:style>
    <style:style style:name="P1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text-properties fo:font-size="18pt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break-before="page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>
        <style:tab-stops/>
      </style:paragraph-properties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1" style:family="paragraph" style:parent-style-name="Standard">
      <style:paragraph-properties fo:margin-top="0in" fo:margin-bottom="0in" style:contextual-spacing="false" fo:line-height="100%"/>
    </style:style>
    <style:style style:name="P12" style:family="paragraph" style:parent-style-name="Standard">
      <style:paragraph-properties>
        <style:tab-stops>
          <style:tab-stop style:position="2.9563in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1.3307in"/>
        </style:tab-stops>
      </style:paragraph-properties>
    </style:style>
    <style:style style:name="P14" style:family="paragraph" style:parent-style-name="Standard">
      <style:paragraph-properties fo:margin-left="0in" fo:margin-right="0in" fo:hyphenation-ladder-count="no-limit" fo:text-indent="0in" style:auto-text-indent="false">
        <style:tab-stops/>
      </style:paragraph-properties>
      <style:text-properties fo:hyphenate="true" loext:hyphenation-no-caps="false"/>
    </style:style>
    <style:style style:name="P15" style:family="paragraph" style:parent-style-name="Standard">
      <style:paragraph-properties fo:margin-left="0in" fo:margin-right="0in" fo:margin-top="0in" fo:margin-bottom="0in" style:contextual-spacing="false" fo:text-indent="0in" style:auto-text-indent="false">
        <style:tab-stops/>
      </style:paragraph-properties>
    </style:style>
    <style:style style:name="P16" style:family="paragraph" style:parent-style-name="List_20_Paragraph">
      <style:paragraph-properties fo:margin-left="0in" fo:margin-right="0in" fo:text-indent="0in" style:auto-text-indent="false">
        <style:tab-stops/>
      </style:paragraph-properties>
    </style:style>
    <style:style style:name="P17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18" style:family="paragraph" style:parent-style-name="List_20_Paragraph">
      <style:paragraph-properties fo:margin-left="0.75in" fo:margin-right="0in" fo:text-indent="-0.25in" style:auto-text-indent="false">
        <style:tab-stops/>
      </style:paragraph-properties>
    </style:style>
    <style:style style:name="P19" style:family="paragraph" style:parent-style-name="Normal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8335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6.6665in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margin-left="0in" fo:margin-right="0in" fo:text-indent="0in" style:auto-text-indent="false" fo:break-before="page"/>
    </style:style>
    <style:style style:name="P24" style:family="paragraph" style:parent-style-name="Contents_20_Heading">
      <style:text-properties officeooo:rsid="0006e3a8" officeooo:paragraph-rsid="0006e3a8"/>
    </style:style>
    <style:style style:name="P25" style:family="paragraph" style:parent-style-name="Heading_20_1">
      <style:text-properties officeooo:paragraph-rsid="0006e3a8"/>
    </style:style>
    <style:style style:name="P26" style:family="paragraph" style:parent-style-name="List_20_Paragraph" style:list-style-name="L1"/>
    <style:style style:name="P27" style:family="paragraph" style:parent-style-name="Normal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8" style:family="paragraph" style:parent-style-name="Standard" style:master-page-name="MP0">
      <style:paragraph-properties style:page-number="auto" fo:break-before="page"/>
      <style:text-properties fo:font-size="18pt" style:font-size-asian="18pt" style:font-size-complex="18pt"/>
    </style:style>
    <style:style style:name="P29" style:family="paragraph" style:parent-style-name="Standard" style:list-style-name="L2">
      <style:paragraph-properties fo:margin-top="0in" fo:margin-bottom="0in" style:contextual-spacing="false" fo:line-height="100%"/>
    </style:style>
    <style:style style:name="P30" style:family="paragraph" style:parent-style-name="Standard">
      <style:paragraph-properties fo:margin-left="0in" fo:margin-right="0in" fo:hyphenation-ladder-count="no-limit" fo:text-indent="0in" style:auto-text-indent="false">
        <style:tab-stops/>
      </style:paragraph-properties>
      <style:text-properties fo:hyphenate="true" loext:hyphenation-no-caps="false"/>
    </style:style>
    <style:style style:name="P31" style:family="paragraph" style:parent-style-name="Standard">
      <style:paragraph-properties fo:margin-left="0in" fo:margin-right="0in" fo:hyphenation-ladder-count="no-limit" fo:text-indent="0in" style:auto-text-indent="false">
        <style:tab-stops/>
      </style:paragraph-properties>
      <style:text-properties officeooo:rsid="0006e3a8" officeooo:paragraph-rsid="0006e3a8" fo:hyphenate="true" loext:hyphenation-no-caps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.1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4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6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9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2.1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.4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6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P4">Elektrotehnički fakultet u Beogradu</text:p>
      <text:p text:style-name="P4">SI3PSI Principi Softverskog Inženjerstva</text:p>
      <text:p text:style-name="P4"/>
      <text:p text:style-name="P4">Projekat Elektronski Dnevnik</text:p>
      <text:p text:style-name="P4"/>
      <text:p text:style-name="P6"/>
      <text:p text:style-name="P6">Specifikacija scenarija upotrebe funkcionalnosti</text:p>
      <text:p text:style-name="P6">registracija korisnika</text:p>
      <text:p text:style-name="P4"/>
      <text:p text:style-name="P4">Verzija 1.0</text:p>
      <text:p text:style-name="P5"/>
      <text:p text:style-name="P7"/>
      <text:p text:style-name="P3"><text:tab/>Istorija izmen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Datum</text:p>
          </table:table-cell>
          <table:table-cell table:style-name="Table1.A1" office:value-type="string">
            <text:p text:style-name="P9">Verzija</text:p>
          </table:table-cell>
          <table:table-cell table:style-name="Table1.A1" office:value-type="string">
            <text:p text:style-name="P9">Kratak opis</text:p>
          </table:table-cell>
          <table:table-cell table:style-name="Table1.A1" office:value-type="string">
            <text:p text:style-name="P9">Autor</text:p>
          </table:table-cell>
        </table:table-row>
        <table:table-row table:style-name="Table1.2">
          <table:table-cell table:style-name="Table1.A1" office:value-type="string">
            <text:p text:style-name="P9">15.4.2026.</text:p>
          </table:table-cell>
          <table:table-cell table:style-name="Table1.A1" office:value-type="string">
            <text:p text:style-name="P9">1.0</text:p>
          </table:table-cell>
          <table:table-cell table:style-name="Table1.A1" office:value-type="string">
            <text:p text:style-name="P10">Inicijalna verzija</text:p>
          </table:table-cell>
          <table:table-cell table:style-name="Table1.A1" office:value-type="string">
            <text:p text:style-name="P9">Vuk Dolijanović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</table:table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text:tab/></text:p>
      <text:p text:style-name="P14"/>
      <text:p text:style-name="P13"/>
      <text:p text:style-name="P14"/>
      <text:table-of-content text:style-name="Sect1" text:protected="true" text:name="Table of Contents2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2_Head">
            <text:h text:style-name="Contents_20_Heading" text:outline-level="1"><text:soft-page-break/>Sadržaj</text:h>
          </text:index-title>
          <text:p text:style-name="P20"><text:a xlink:type="simple" xlink:href="#__RefHeading___Toc4861_667440125" text:style-name="Index_20_Link" text:visited-style-name="Index_20_Link">1. Uvod<text:tab/>4</text:a></text:p>
          <text:p text:style-name="P21"><text:a xlink:type="simple" xlink:href="#__RefHeading___Toc4863_667440125" text:style-name="Index_20_Link" text:visited-style-name="Index_20_Link">1.1 Rezime<text:tab/>4</text:a></text:p>
          <text:p text:style-name="P21"><text:a xlink:type="simple" xlink:href="#__RefHeading___Toc4865_667440125" text:style-name="Index_20_Link" text:visited-style-name="Index_20_Link">1.2 Namena dokumenta i ciljne grupe<text:tab/>4</text:a></text:p>
          <text:p text:style-name="P21"><text:a xlink:type="simple" xlink:href="#__RefHeading___Toc4867_667440125" text:style-name="Index_20_Link" text:visited-style-name="Index_20_Link">1.3 Reference<text:tab/>4</text:a></text:p>
          <text:p text:style-name="P21"><text:a xlink:type="simple" xlink:href="#__RefHeading___Toc4869_667440125" text:style-name="Index_20_Link" text:visited-style-name="Index_20_Link">1.4 Otvorena pitanja<text:tab/>4</text:a></text:p>
          <text:p text:style-name="P20"><text:a xlink:type="simple" xlink:href="#__RefHeading___Toc4871_667440125" text:style-name="Index_20_Link" text:visited-style-name="Index_20_Link">2. Scenario registracije korisnika<text:tab/>4</text:a></text:p>
          <text:p text:style-name="P21"><text:a xlink:type="simple" xlink:href="#__RefHeading___Toc4873_667440125" text:style-name="Index_20_Link" text:visited-style-name="Index_20_Link">2.1 Kratak opis<text:tab/>4</text:a></text:p>
          <text:p text:style-name="P21"><text:a xlink:type="simple" xlink:href="#__RefHeading___Toc4875_667440125" text:style-name="Index_20_Link" text:visited-style-name="Index_20_Link">2.2 Tok događaja<text:tab/>4</text:a></text:p>
          <text:p text:style-name="P22"><text:a xlink:type="simple" xlink:href="#__RefHeading___Toc4877_667440125" text:style-name="Index_20_Link" text:visited-style-name="Index_20_Link">2.2.1 <text:s/>Upisivanje časova<text:tab/>4</text:a></text:p>
          <text:p text:style-name="P22"><text:a xlink:type="simple" xlink:href="#__RefHeading___Toc4879_667440125" text:style-name="Index_20_Link" text:visited-style-name="Index_20_Link">2.2.2 <text:s/>Upisivanje kontrolnih testova<text:tab/>5</text:a></text:p>
          <text:p text:style-name="P21"><text:a xlink:type="simple" xlink:href="#__RefHeading___Toc4881_667440125" text:style-name="Index_20_Link" text:visited-style-name="Index_20_Link">2.3 Posebni zahtevi<text:tab/>5</text:a></text:p>
          <text:p text:style-name="P21"><text:a xlink:type="simple" xlink:href="#__RefHeading___Toc4883_667440125" text:style-name="Index_20_Link" text:visited-style-name="Index_20_Link">2.4 <text:s/>Preduslovi<text:tab/>5</text:a></text:p>
          <text:p text:style-name="P21"><text:a xlink:type="simple" xlink:href="#__RefHeading___Toc4885_667440125" text:style-name="Index_20_Link" text:visited-style-name="Index_20_Link">2.5 Posledice<text:tab/>5</text:a></text:p>
        </text:index-body>
      </text:table-of-conten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25" text:outline-level="1"><text:bookmark-start text:name="_Toc227175560"/><text:bookmark-start text:name="__RefHeading___Toc4861_667440125"/><text:soft-page-break/>Uvod<text:bookmark-end text:name="_Toc227175560"/><text:bookmark-end text:name="__RefHeading___Toc4861_667440125"/></text:h>
      <text:h text:style-name="Heading_20_2" text:outline-level="2"><text:bookmark-start text:name="_Toc227175561"/><text:bookmark-start text:name="__RefHeading___Toc4863_667440125"/>Rezime<text:bookmark-end text:name="_Toc227175561"/><text:bookmark-end text:name="__RefHeading___Toc4863_667440125"/></text:h>
      <text:p text:style-name="Standard">Definisanje scenarija upotrebe pri upisivanju časova i kontrolnih zadataka.</text:p>
      <text:h text:style-name="Heading_20_2" text:outline-level="2"><text:bookmark-start text:name="_Toc227175562"/><text:bookmark-start text:name="__RefHeading___Toc4865_667440125"/>Namena dokumenta i ciljne grupe<text:bookmark-end text:name="_Toc227175562"/><text:bookmark-end text:name="__RefHeading___Toc4865_667440125"/></text:h>
      <text:p text:style-name="Standard">Dokument će koristiti svi članovi projektnog tima u razvoju projekta i testiranju a može se koristiti i pri pisanju uputstva za upotrebu.</text:p>
      <text:h text:style-name="Heading_20_2" text:outline-level="2"><text:bookmark-start text:name="_Toc227175563"/><text:bookmark-start text:name="__RefHeading___Toc4867_667440125"/>Reference<text:bookmark-end text:name="_Toc227175563"/><text:bookmark-end text:name="__RefHeading___Toc4867_667440125"/></text:h>
      <text:p text:style-name="List_20_Paragraph">Projektni zadatak</text:p>
      <text:p text:style-name="List_20_Paragraph">Uputstvo za pisanje specifikacije scenarija upotrebe funkcionalnosti</text:p>
      <text:h text:style-name="Heading_20_2" text:outline-level="2"><text:bookmark-start text:name="_Toc227175564"/><text:bookmark-start text:name="__RefHeading___Toc4869_667440125"/>Otvorena pitanja<text:bookmark-end text:name="_Toc227175564"/><text:bookmark-end text:name="__RefHeading___Toc4869_667440125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5">R.Br.</text:p>
          </table:table-cell>
          <table:table-cell table:style-name="Table2.A1" office:value-type="string">
            <text:p text:style-name="P15">Opis</text:p>
          </table:table-cell>
          <table:table-cell table:style-name="Table2.A1" office:value-type="string">
            <text:p text:style-name="P15">Rešenje</text:p>
          </table:table-cell>
        </table:table-row>
        <table:table-row table:style-name="Table2.2"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</table:table>
      <text:p text:style-name="Standard"/>
      <text:h text:style-name="Heading_20_1" text:outline-level="1"><text:bookmark-start text:name="_Toc227175565"/><text:bookmark-start text:name="__RefHeading___Toc4871_667440125"/>Scenario registracije korisnika<text:bookmark-end text:name="_Toc227175565"/><text:bookmark-end text:name="__RefHeading___Toc4871_667440125"/></text:h>
      <text:h text:style-name="Heading_20_2" text:outline-level="2"><text:bookmark-start text:name="_Toc227175566"/><text:bookmark-start text:name="__RefHeading___Toc4873_667440125"/>Kratak opis<text:bookmark-end text:name="_Toc227175566"/><text:bookmark-end text:name="__RefHeading___Toc4873_667440125"/></text:h>
      <text:p text:style-name="Standard">Registracija direktora od strane administratora, ili registracija učenika ili nastavnika od strane direktora.</text:p>
      <text:h text:style-name="Heading_20_2" text:outline-level="2"><text:bookmark-start text:name="_Toc227175567"/><text:bookmark-start text:name="__RefHeading___Toc4875_667440125"/>Tok događaja<text:bookmark-end text:name="_Toc227175567"/><text:bookmark-end text:name="__RefHeading___Toc4875_667440125"/></text:h>
      <text:h text:style-name="Heading_20_3" text:outline-level="3"><text:bookmark-start text:name="__RefHeading___Toc4877_667440125"/><text:s/>Upisivanje časova<text:bookmark-end text:name="__RefHeading___Toc4877_667440125"/></text:h>
      <text:list xml:id="list1183897841" text:style-name="L1">
        <text:list-item>
          <text:p text:style-name="P26">Nastavnik bira odeljenje, datum i predmet za koji želi da upiše čas</text:p>
        </text:list-item>
        <text:list-item>
          <text:p text:style-name="P26">Sistem proverava podatke</text:p>
        </text:list-item>
        <text:list-item>
          <text:p text:style-name="P26">Sistem prikazuje učenike odeljenja koje je izabrano, nastavnik bira učenike tog odeljenja koji su odsutni</text:p>
        </text:list-item>
        <text:list-item>
          <text:p text:style-name="P26">Nastavnik piše sadržaj lekcije</text:p>
        </text:list-item>
        <text:list-item>
          <text:p text:style-name="P26"><text:soft-page-break/>Nastavnik zahteva da se čas upiše</text:p>
        </text:list-item>
        <text:list-item>
          <text:p text:style-name="P26">Čas je uspešno upisan, vraćamo se na prethodnu stranicu<text:bookmark text:name="_Toc227175569"/></text:p>
        </text:list-item>
      </text:list>
      <text:p text:style-name="P18"/>
      <text:p text:style-name="List_20_Paragraph">3a. Datum je neradni dan</text:p>
      <text:p text:style-name="P16"><text:s text:c="16"/>.1 Prikazuje se poruka nastavniku da datum nije u redu</text:p>
      <text:p text:style-name="List_20_Paragraph"><text:s text:c="7"/>.2 Vraćamo se na korak 1</text:p>
      <text:h text:style-name="Heading_20_3" text:outline-level="3"><text:bookmark-start text:name="__RefHeading___Toc4879_667440125"/><text:s/>Upisivanje kontrolnih testova<text:bookmark-end text:name="__RefHeading___Toc4879_667440125"/></text:h>
      <text:list xml:id="list989631711" text:style-name="L2">
        <text:list-item>
          <text:p text:style-name="P29">Nastavnik bira datum, predmet i odeljenje za koje upisuje kontrolni zadatak</text:p>
        </text:list-item>
        <text:list-item>
          <text:p text:style-name="P29">Sistem proverava podatke</text:p>
        </text:list-item>
        <text:list-item>
          <text:p text:style-name="P29">Nastavnik upisuje ocene ili nije izašao za svoje učenike</text:p>
        </text:list-item>
        <text:list-item>
          <text:p text:style-name="P29">Nastavnik zaheva <text:s/>da se kontrolni test upiše</text:p>
        </text:list-item>
        <text:list-item>
          <text:p text:style-name="P29">Nastavniku se prikazuje poruka o upisanom testu i eventualnim učenicima koji su počevši od ovog kontrolnog ušli u „kritičan broj propuštenih kontrolnih“ ili kritičan prosek ocena</text:p>
        </text:list-item>
      </text:list>
      <text:p text:style-name="P11">3a. Datum je neradni dan</text:p>
      <text:p text:style-name="P11"><text:tab/><text:tab/>.1 Prikazuje se poruka nastavniku da datum nije u redu</text:p>
      <text:p text:style-name="P11"><text:tab/><text:tab/>.2 Vraćamo se na korak 1</text:p>
      <text:p text:style-name="P17"/>
      <text:p text:style-name="P17"/>
      <text:h text:style-name="Heading_20_2" text:outline-level="2"><text:bookmark-start text:name="_Toc227175571"/><text:bookmark-start text:name="__RefHeading___Toc4881_667440125"/>Posebni zahtevi<text:bookmark-end text:name="_Toc227175571"/><text:bookmark-end text:name="__RefHeading___Toc4881_667440125"/></text:h>
      <text:p text:style-name="Standard">Nema posebnih zahteva</text:p>
      <text:h text:style-name="Heading_20_2" text:outline-level="2"><text:bookmark-start text:name="__RefHeading___Toc4883_667440125"/><text:s/><text:bookmark-start text:name="_Toc227175572"/>Preduslovi<text:bookmark-end text:name="__RefHeading___Toc4883_667440125"/><text:bookmark-end text:name="_Toc227175572"/></text:h>
      <text:p text:style-name="Standard">Korisnik mora biti ulogovan i da ima ulogu nastavnika.</text:p>
      <text:p text:style-name="Standard">Predmeti moraju da budu definisani od strane administratora.</text:p>
      <text:p text:style-name="Standard">Opciono, izborni predmeti moraju biti definisani od strane direktora</text:p>
      <text:p text:style-name="Standard">Odeljenja moraju biti definisana od strane direktora.</text:p>
      <text:p text:style-name="Standard">Učenici moraju biti upisani u odeljenje od strane direktora.</text:p>
      <text:p text:style-name="Standard">Deo sistema za praćenje praznika mora da radi (eksterni API mora biti dostupan)</text:p>
      <text:h text:style-name="Heading_20_2" text:outline-level="2"><text:bookmark-start text:name="_Toc227175573"/><text:bookmark-start text:name="__RefHeading___Toc4885_667440125"/>Posledice<text:bookmark-end text:name="_Toc227175573"/><text:bookmark-end text:name="__RefHeading___Toc4885_667440125"/></text:h>
      <text:p text:style-name="Standard">Podaci o ocenama i izostancima za specifičnog učenika se ažuriraju u bazi.</text:p>
      <text:p text:style-name="Standard"><text:soft-page-break/>Podaci o testovima i časovima se ažuriraju u bazi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4in" fo:margin-right="0in" fo:margin-top="0in" fo:margin-bottom="0.111in" style:contextual-spacing="false" fo:line-height="115%" fo:orphans="2" fo:widows="2" fo:hyphenation-ladder-count="no-limit" fo:text-indent="0in" style:auto-text-indent="false">
        <style:tab-stops/>
      </style:paragraph-properties>
      <style:text-properties fo:language="sr" fo:country="RS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5in" fo:margin-bottom="0.0555in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20pt" style:font-size-asian="20pt" style:font-size-complex="20pt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11in" fo:margin-bottom="0.0555in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size-asian="16pt" style:font-size-complex="16pt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11in" fo:margin-bottom="0.0555in" style:contextual-spacing="false" fo:keep-together="always" fo:hyphenation-ladder-count="no-limit" fo:keep-with-next="always"/>
      <style:text-properties fo:color="#0f4761" loext:opacity="100%" fo:font-size="14pt" style:font-size-asian="14pt" style:font-size-complex="14pt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555in" fo:margin-bottom="0.028in" style:contextual-spacing="false" fo:keep-together="always" fo:hyphenation-ladder-count="no-limit" fo:keep-with-next="always"/>
      <style:text-properties fo:color="#0f4761" loext:opacity="100%" fo:font-style="italic" style:font-style-asian="italic" style:font-style-complex="italic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555in" fo:margin-bottom="0.028in" style:contextual-spacing="false" fo:keep-together="always" fo:hyphenation-ladder-count="no-limit" fo:keep-with-next="always"/>
      <style:text-properties fo:color="#0f4761" loext:opacity="100%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in" style:contextual-spacing="false" fo:keep-together="always" fo:hyphenation-ladder-count="no-limit" fo:keep-with-next="always"/>
      <style:text-properties fo:color="#595959" loext:opacity="100%" fo:font-style="italic" style:font-style-asian="italic" style:font-style-complex="italic" fo:hyphenate="false" loext:hyphenation-no-caps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in" style:contextual-spacing="false" fo:keep-together="always" fo:hyphenation-ladder-count="no-limit" fo:keep-with-next="always"/>
      <style:text-properties fo:color="#595959" loext:opacity="100%" fo:hyphenate="false" loext:hyphenation-no-caps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in" fo:margin-bottom="0in" style:contextual-spacing="false" fo:keep-together="always" fo:hyphenation-ladder-count="no-limit" fo:keep-with-next="always"/>
      <style:text-properties fo:color="#272727" loext:opacity="100%" fo:font-style="italic" style:font-style-asian="italic" style:font-style-complex="italic" fo:hyphenate="false" loext:hyphenation-no-caps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in" fo:margin-bottom="0in" style:contextual-spacing="false" fo:keep-together="always" fo:hyphenation-ladder-count="no-limit" fo:keep-with-next="always"/>
      <style:text-properties fo:color="#272727" loext:opacity="100%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Title" style:family="paragraph" style:parent-style-name="Standard" style:next-style-name="Standard" style:class="chapter">
      <style:paragraph-properties fo:margin-top="0in" fo:margin-bottom="0.0555in" style:contextual-spacing="true" fo:line-height="100%" fo:hyphenation-ladder-count="no-limit"/>
      <style:text-properties style:font-name="Aptos Display" fo:font-family="'Aptos Display'" style:font-family-generic="swiss" style:font-pitch="variable" fo:font-size="28pt" fo:letter-spacing="-0.0071in" style:font-size-asian="28pt" style:font-size-complex="28pt" fo:hyphenate="false" loext:hyphenation-no-caps="false"/>
    </style:style>
    <style:style style:name="Subtitle" style:family="paragraph" style:parent-style-name="Standard" style:next-style-name="Standard" style:class="chapter">
      <style:paragraph-properties fo:hyphenation-ladder-count="no-limit"/>
      <style:text-properties fo:color="#595959" loext:opacity="100%" fo:font-size="14pt" fo:letter-spacing="0.0102in" style:font-size-asian="14pt" style:font-size-complex="14pt" fo:hyphenate="false" loext:hyphenation-no-caps="false"/>
    </style:style>
    <style:style style:name="Quote" style:family="paragraph" style:parent-style-name="Standard" style:next-style-name="Standard">
      <style:paragraph-properties fo:margin-top="0.111in" fo:margin-bottom="0in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Intense_20_Quote" style:display-name="Intense Quote" style:family="paragraph" style:parent-style-name="Standard" style:next-style-name="Standard">
      <style:paragraph-properties fo:margin-left="0.6in" fo:margin-right="0.6in" fo:margin-top="0.25in" fo:margin-bottom="0.25in" style:contextual-spacing="false" fo:text-align="center" style:justify-single-word="false" fo:hyphenation-ladder-count="no-limit" fo:text-indent="0in" style:auto-text-indent="false" fo:padding-left="0in" fo:padding-right="0in" fo:padding-top="0.139in" fo:padding-bottom="0.139in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Index_20_Heading" style:display-name="Index Heading" style:family="paragraph" style:parent-style-name="Heading" style:class="index">
      <style:paragraph-properties fo:hyphenation-ladder-count="no-limit"/>
      <style:text-properties fo:hyphenate="false" loext:hyphenation-no-caps="false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margin-top="0.1665in" fo:margin-bottom="0in" style:contextual-spacing="false" fo:line-height="107%" fo:hyphenation-ladder-count="no-limit"/>
      <style:text-properties fo:font-size="16pt" fo:language="en" fo:country="US" style:letter-kerning="false" style:font-size-asian="16pt" style:font-size-complex="16pt" fo:hyphenate="true" loext:hyphenation-no-caps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in" fo:margin-right="0in" fo:margin-top="0in" fo:margin-bottom="0.0693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Heading_20_10" style:display-name="Heading 10" style:family="paragraph" style:parent-style-name="Heading" style:next-style-name="Text_20_body" style:class="text">
      <style:paragraph-properties fo:margin-top="0.0417in" fo:margin-bottom="0.0417in" style:contextual-spacing="false" fo:hyphenation-ladder-count="no-limit"/>
      <style:text-properties fo:font-size="9pt" fo:font-weight="bold" style:font-size-asian="9pt" style:font-weight-asian="bold" style:font-size-complex="9pt" style:font-weight-complex="bold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20pt" style:font-name-asian="Aptos" style:font-family-asian="Aptos" style:font-family-generic-asian="swiss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16pt" style:font-name-asian="Aptos" style:font-family-asian="Aptos" style:font-family-generic-asian="swiss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Aptos" style:font-family-asian="Aptos" style:font-family-generic-asian="swiss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Aptos" style:font-family-asian="Aptos" style:font-family-generic-asian="swiss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Aptos" style:font-family-asian="Aptos" style:font-family-generic-asian="swiss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Aptos" style:font-family-asian="Aptos" style:font-family-generic-asian="swiss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Aptos" style:font-family-asian="Aptos" style:font-family-generic-asian="swiss" style:font-pitch-asian="variable" style:font-name-complex="DejaVu Sans" style:font-family-complex="'DejaVu Sans'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Aptos" style:font-family-asian="Aptos" style:font-family-generic-asian="swiss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Aptos" style:font-family-asian="Aptos" style:font-family-generic-asian="swiss" style:font-pitch-asian="variable" style:font-name-complex="DejaVu Sans" style:font-family-complex="'DejaVu Sans'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swiss" style:font-pitch="variable" fo:font-size="28pt" fo:letter-spacing="-0.0071in" style:letter-kerning="true" style:font-name-asian="Aptos" style:font-family-asian="Aptos" style:font-family-generic-asian="swiss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 style:font-name-asian="Aptos" style:font-family-asian="Aptos" style:font-family-generic-asian="swiss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0.75in"/>
        </style:list-level-properties>
      </text:outline-level-style>
      <text:outline-level-style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outline-level-style>
      <text:outline-level-style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outline-level-style>
      <text:outline-level-style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outline-level-style>
      <text:outline-level-style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outline-level-style>
      <text:outline-level-style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outline-level-style>
      <text:outline-level-style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Direktori</text:p>
        <text:p text:style-name="Header"/>
      </style:header>
      <style:footer>
        <text:p text:style-name="MP2"><text:page-number text:select-page="current">1</text:page-number>/<text:page-count style:num-format="1">6</text:page-count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tefan</meta:initial-creator>
    <meta:creation-date>2026-04-14T20:58:00Z</meta:creation-date>
    <dc:date>2026-04-16T19:13:51.266171787</dc:date>
    <meta:editing-cycles>12</meta:editing-cycles>
    <meta:editing-duration>PT1H12M24S</meta:editing-duration>
    <meta:document-statistic meta:table-count="2" meta:image-count="0" meta:object-count="0" meta:page-count="6" meta:paragraph-count="79" meta:word-count="419" meta:character-count="2706" meta:non-whitespace-character-count="2353"/>
    <meta:user-defined meta:name="AppVersion">16.0000</meta:user-defined>
    <meta:template xlink:type="simple" xlink:actuate="onRequest" xlink:title="" xlink:href="Normal.dotm"/>
  </office:meta>
</office:document-meta>
</file>